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4.8701in"/>
    </style:style>
    <style:style style:name="co3" style:family="table-column">
      <style:table-column-properties fo:break-before="auto" style:column-width="4.3661in"/>
    </style:style>
    <style:style style:name="co4" style:family="table-column">
      <style:table-column-properties fo:break-before="auto" style:column-width="3.1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oad data and resource packs more easily:</text:p>
          </table:table-cell>
          <table:table-cell table:formula="of:=INDIRECT(ADDRESS(ROW([.B1])+1;COLUMN([.B1])))" office:value-type="string" office:string-value="https://www.curseforge.com/minecraft/mc-mods/paxi" calcext:value-type="string">
            <text:p>https://www.curseforge.com/minecraft/mc-mods/paxi</text:p>
          </table:table-cell>
          <table:table-cell office:value-type="string" calcext:value-type="string">
            <text:p>Paxi</text:p>
          </table:table-cell>
          <table:table-cell table:formula="of:=COM.MICROSOFT.CONCAT([.A1];&quot;. [&quot;;[.D1];&quot;](&quot;;[.C1];&quot;)&quot;)" office:value-type="string" office:string-value="1. [Paxi](https://www.curseforge.com/minecraft/mc-mods/paxi)" calcext:value-type="string">
            <text:p>1. [Paxi](https://www.curseforge.com/minecraft/mc-mods/paxi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paxi</text:p>
          </table:table-cell>
          <table:table-cell table:formula="of:=INDIRECT(ADDRESS(ROW([.B2])-1;COLUMN([.B2])))" office:value-type="string" office:string-value="Load data and resource packs more easily:" calcext:value-type="string">
            <text:p>Load data and resource packs more easily:</text:p>
          </table:table-cell>
          <table:table-cell/>
          <table:table-cell table:formula="of:=[.C2]" office:value-type="string" office:string-value="Load data and resource packs more easily:" calcext:value-type="string">
            <text:p>Load data and resource packs more easily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Login Protection](https://www.curseforge.com/minecraft/mc-mods/login-protection)</text:p>
          </table:table-cell>
          <table:table-cell table:formula="of:=INDIRECT(ADDRESS(ROW([.B4])+1;COLUMN([.B4])))" office:value-type="string" office:string-value="Grants damage immunity while loading in." calcext:value-type="string">
            <text:p>Grants damage immunity while loading in.</text:p>
          </table:table-cell>
          <table:table-cell office:value-type="string" calcext:value-type="string">
            <text:p>Login Protection</text:p>
          </table:table-cell>
          <table:table-cell table:formula="of:=COM.MICROSOFT.CONCAT([.A4];&quot;. [&quot;;[.D4];&quot;](&quot;;[.C4];&quot;)&quot;)" office:value-type="string" office:string-value="2. [Login Protection](Grants damage immunity while loading in.)" calcext:value-type="string">
            <text:p>2. [Login Protection](Grants damage immunity while loading in.)</text:p>
          </table:table-cell>
        </table:table-row>
        <table:table-row table:style-name="ro1">
          <table:table-cell/>
          <table:table-cell office:value-type="string" calcext:value-type="string">
            <text:p>Grants damage immunity while loading in.</text:p>
          </table:table-cell>
          <table:table-cell table:formula="of:=INDIRECT(ADDRESS(ROW([.B5])-1;COLUMN([.B5])))" office:value-type="string" office:string-value="[Login Protection](https://www.curseforge.com/minecraft/mc-mods/login-protection)" calcext:value-type="string">
            <text:p>[Login Protection](https://www.curseforge.com/minecraft/mc-mods/login-protection)</text:p>
          </table:table-cell>
          <table:table-cell/>
          <table:table-cell table:formula="of:=[.C5]" office:value-type="string" office:string-value="[Login Protection](https://www.curseforge.com/minecraft/mc-mods/login-protection)" calcext:value-type="string">
            <text:p>[Login Protection](https://www.curseforge.com/minecraft/mc-mods/login-protection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d crafting tables:</text:p>
          </table:table-cell>
          <table:table-cell table:formula="of:=INDIRECT(ADDRESS(ROW([.B7])+1;COLUMN([.B7])))" office:value-type="string" office:string-value="https://www.curseforge.com/minecraft/mc-mods/fastworkbench" calcext:value-type="string">
            <text:p>https://www.curseforge.com/minecraft/mc-mods/fastworkbench</text:p>
          </table:table-cell>
          <table:table-cell office:value-type="string" calcext:value-type="string">
            <text:p>FastWorkbench</text:p>
          </table:table-cell>
          <table:table-cell table:formula="of:=COM.MICROSOFT.CONCAT([.A7];&quot;. [&quot;;[.D7];&quot;](&quot;;[.C7];&quot;)&quot;)" office:value-type="string" office:string-value="3. [FastWorkbench](https://www.curseforge.com/minecraft/mc-mods/fastworkbench)" calcext:value-type="string">
            <text:p>3. [FastWorkbench](https://www.curseforge.com/minecraft/mc-mods/fastworkbench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fastworkbench</text:p>
          </table:table-cell>
          <table:table-cell table:formula="of:=INDIRECT(ADDRESS(ROW([.B8])-1;COLUMN([.B8])))" office:value-type="string" office:string-value="Optimized crafting tables:" calcext:value-type="string">
            <text:p>Optimized crafting tables:</text:p>
          </table:table-cell>
          <table:table-cell/>
          <table:table-cell table:formula="of:=[.C8]" office:value-type="string" office:string-value="Optimized crafting tables:" calcext:value-type="string">
            <text:p>Optimized crafting table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d furnaces:</text:p>
          </table:table-cell>
          <table:table-cell table:formula="of:=INDIRECT(ADDRESS(ROW([.B10])+1;COLUMN([.B10])))" office:value-type="string" office:string-value="https://www.curseforge.com/minecraft/mc-mods/fastfurnace" calcext:value-type="string">
            <text:p>https://www.curseforge.com/minecraft/mc-mods/fastfurnace</text:p>
          </table:table-cell>
          <table:table-cell office:value-type="string" calcext:value-type="string">
            <text:p>FastFurnace</text:p>
          </table:table-cell>
          <table:table-cell table:formula="of:=COM.MICROSOFT.CONCAT([.A10];&quot;. [&quot;;[.D10];&quot;](&quot;;[.C10];&quot;)&quot;)" office:value-type="string" office:string-value="4. [FastFurnace](https://www.curseforge.com/minecraft/mc-mods/fastfurnace)" calcext:value-type="string">
            <text:p>4. [FastFurnace](https://www.curseforge.com/minecraft/mc-mods/fastfurnace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fastfurnace</text:p>
          </table:table-cell>
          <table:table-cell table:formula="of:=INDIRECT(ADDRESS(ROW([.B11])-1;COLUMN([.B11])))" office:value-type="string" office:string-value="Optimized furnaces:" calcext:value-type="string">
            <text:p>Optimized furnaces:</text:p>
          </table:table-cell>
          <table:table-cell/>
          <table:table-cell table:formula="of:=[.C11]" office:value-type="string" office:string-value="Optimized furnaces:" calcext:value-type="string">
            <text:p>Optimized furnace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imized recipes:</text:p>
          </table:table-cell>
          <table:table-cell table:formula="of:=INDIRECT(ADDRESS(ROW([.B13])+1;COLUMN([.B13])))" office:value-type="string" office:string-value="https://www.curseforge.com/minecraft/mc-mods/fastsuite" calcext:value-type="string">
            <text:p>https://www.curseforge.com/minecraft/mc-mods/fastsuite</text:p>
          </table:table-cell>
          <table:table-cell office:value-type="string" calcext:value-type="string">
            <text:p>FastSuite</text:p>
          </table:table-cell>
          <table:table-cell table:formula="of:=COM.MICROSOFT.CONCAT([.A13];&quot;. [&quot;;[.D13];&quot;](&quot;;[.C13];&quot;)&quot;)" office:value-type="string" office:string-value="5. [FastSuite](https://www.curseforge.com/minecraft/mc-mods/fastsuite)" calcext:value-type="string">
            <text:p>5. [FastSuite](https://www.curseforge.com/minecraft/mc-mods/fastsuite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fastsuite</text:p>
          </table:table-cell>
          <table:table-cell table:formula="of:=INDIRECT(ADDRESS(ROW([.B14])-1;COLUMN([.B14])))" office:value-type="string" office:string-value="Optimized recipes:" calcext:value-type="string">
            <text:p>Optimized recipes:</text:p>
          </table:table-cell>
          <table:table-cell/>
          <table:table-cell table:formula="of:=[.C14]" office:value-type="string" office:string-value="Optimized recipes:" calcext:value-type="string">
            <text:p>Optimized recipe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timized mob AI:</text:p>
          </table:table-cell>
          <table:table-cell table:formula="of:=INDIRECT(ADDRESS(ROW([.B16])+1;COLUMN([.B16])))" office:value-type="string" office:string-value="https://www.curseforge.com/minecraft/mc-mods/ai-improvements" calcext:value-type="string">
            <text:p>https://www.curseforge.com/minecraft/mc-mods/ai-improvements</text:p>
          </table:table-cell>
          <table:table-cell office:value-type="string" calcext:value-type="string">
            <text:p>AI Improvements</text:p>
          </table:table-cell>
          <table:table-cell table:formula="of:=COM.MICROSOFT.CONCAT([.A16];&quot;. [&quot;;[.D16];&quot;](&quot;;[.C16];&quot;)&quot;)" office:value-type="string" office:string-value="6. [AI Improvements](https://www.curseforge.com/minecraft/mc-mods/ai-improvements)" calcext:value-type="string">
            <text:p>6. [AI Improvements](https://www.curseforge.com/minecraft/mc-mods/ai-improvements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ai-improvements</text:p>
          </table:table-cell>
          <table:table-cell table:formula="of:=INDIRECT(ADDRESS(ROW([.B17])-1;COLUMN([.B17])))" office:value-type="string" office:string-value="Optimized mob AI:" calcext:value-type="string">
            <text:p>Optimized mob AI:</text:p>
          </table:table-cell>
          <table:table-cell/>
          <table:table-cell table:formula="of:=[.C17]" office:value-type="string" office:string-value="Optimized mob AI:" calcext:value-type="string">
            <text:p>Optimized mob AI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re optimizations to Minecraft:</text:p>
          </table:table-cell>
          <table:table-cell table:formula="of:=INDIRECT(ADDRESS(ROW([.B19])+1;COLUMN([.B19])))" office:value-type="string" office:string-value="https://www.curseforge.com/minecraft/mc-mods/radium-reforged" calcext:value-type="string">
            <text:p>https://www.curseforge.com/minecraft/mc-mods/radium-reforged</text:p>
          </table:table-cell>
          <table:table-cell office:value-type="string" calcext:value-type="string">
            <text:p>Radium (Reforged)</text:p>
          </table:table-cell>
          <table:table-cell table:formula="of:=COM.MICROSOFT.CONCAT([.A19];&quot;. [&quot;;[.D19];&quot;](&quot;;[.C19];&quot;)&quot;)" office:value-type="string" office:string-value="7. [Radium (Reforged)](https://www.curseforge.com/minecraft/mc-mods/radium-reforged)" calcext:value-type="string">
            <text:p>7. [Radium (Reforged)](https://www.curseforge.com/minecraft/mc-mods/radium-reforged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radium-reforged</text:p>
          </table:table-cell>
          <table:table-cell table:formula="of:=INDIRECT(ADDRESS(ROW([.B20])-1;COLUMN([.B20])))" office:value-type="string" office:string-value="More optimizations to Minecraft:" calcext:value-type="string">
            <text:p>More optimizations to Minecraft:</text:p>
          </table:table-cell>
          <table:table-cell/>
          <table:table-cell table:formula="of:=[.C20]" office:value-type="string" office:string-value="More optimizations to Minecraft:" calcext:value-type="string">
            <text:p>More optimizations to Minecraft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weaked attribute system:</text:p>
          </table:table-cell>
          <table:table-cell table:formula="of:=INDIRECT(ADDRESS(ROW([.B22])+1;COLUMN([.B22])))" office:value-type="string" office:string-value="https://www.curseforge.com/minecraft/mc-mods/attributefix" calcext:value-type="string">
            <text:p>https://www.curseforge.com/minecraft/mc-mods/attributefix</text:p>
          </table:table-cell>
          <table:table-cell office:value-type="string" calcext:value-type="string">
            <text:p>AttributeFix</text:p>
          </table:table-cell>
          <table:table-cell table:formula="of:=COM.MICROSOFT.CONCAT([.A22];&quot;. [&quot;;[.D22];&quot;](&quot;;[.C22];&quot;)&quot;)" office:value-type="string" office:string-value="8. [AttributeFix](https://www.curseforge.com/minecraft/mc-mods/attributefix)" calcext:value-type="string">
            <text:p>8. [AttributeFix](https://www.curseforge.com/minecraft/mc-mods/attributefix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attributefix</text:p>
          </table:table-cell>
          <table:table-cell table:formula="of:=INDIRECT(ADDRESS(ROW([.B23])-1;COLUMN([.B23])))" office:value-type="string" office:string-value="Tweaked attribute system:" calcext:value-type="string">
            <text:p>Tweaked attribute system:</text:p>
          </table:table-cell>
          <table:table-cell/>
          <table:table-cell table:formula="of:=[.C23]" office:value-type="string" office:string-value="Tweaked attribute system:" calcext:value-type="string">
            <text:p>Tweaked attribute system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imized chunk loading:</text:p>
          </table:table-cell>
          <table:table-cell table:formula="of:=INDIRECT(ADDRESS(ROW([.B25])+1;COLUMN([.B25])))" office:value-type="string" office:string-value="https://www.curseforge.com/minecraft/mc-mods/better-chunk-loading-forge-fabric" calcext:value-type="string">
            <text:p>https://www.curseforge.com/minecraft/mc-mods/better-chunk-loading-forge-fabric</text:p>
          </table:table-cell>
          <table:table-cell office:value-type="string" calcext:value-type="string">
            <text:p>Better Chunk Loading</text:p>
          </table:table-cell>
          <table:table-cell table:formula="of:=COM.MICROSOFT.CONCAT([.A25];&quot;. [&quot;;[.D25];&quot;](&quot;;[.C25];&quot;)&quot;)" office:value-type="string" office:string-value="9. [Better Chunk Loading](https://www.curseforge.com/minecraft/mc-mods/better-chunk-loading-forge-fabric)" calcext:value-type="string">
            <text:p>9. [Better Chunk Loading](https://www.curseforge.com/minecraft/mc-mods/better-chunk-loading-forge-fabric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better-chunk-loading-forge-fabric</text:p>
          </table:table-cell>
          <table:table-cell table:formula="of:=INDIRECT(ADDRESS(ROW([.B26])-1;COLUMN([.B26])))" office:value-type="string" office:string-value="Optimized chunk loading:" calcext:value-type="string">
            <text:p>Optimized chunk loading:</text:p>
          </table:table-cell>
          <table:table-cell/>
          <table:table-cell table:formula="of:=[.C26]" office:value-type="string" office:string-value="Optimized chunk loading:" calcext:value-type="string">
            <text:p>Optimized chunk loadin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timized Render distance:</text:p>
          </table:table-cell>
          <table:table-cell table:formula="of:=INDIRECT(ADDRESS(ROW([.B28])+1;COLUMN([.B28])))" office:value-type="string" office:string-value="https://www.curseforge.com/minecraft/mc-mods/better-fps-render-distance" calcext:value-type="string">
            <text:p>https://www.curseforge.com/minecraft/mc-mods/better-fps-render-distance</text:p>
          </table:table-cell>
          <table:table-cell office:value-type="string" calcext:value-type="string">
            <text:p>Better FPS Render Distance</text:p>
          </table:table-cell>
          <table:table-cell table:formula="of:=COM.MICROSOFT.CONCAT([.A28];&quot;. [&quot;;[.D28];&quot;](&quot;;[.C28];&quot;)&quot;)" office:value-type="string" office:string-value="10. [Better FPS Render Distance](https://www.curseforge.com/minecraft/mc-mods/better-fps-render-distance)" calcext:value-type="string">
            <text:p>10. [Better FPS Render Distance](https://www.curseforge.com/minecraft/mc-mods/better-fps-render-distance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better-fps-render-distance</text:p>
          </table:table-cell>
          <table:table-cell table:formula="of:=INDIRECT(ADDRESS(ROW([.B29])-1;COLUMN([.B29])))" office:value-type="string" office:string-value="Optimized Render distance:" calcext:value-type="string">
            <text:p>Optimized Render distance:</text:p>
          </table:table-cell>
          <table:table-cell/>
          <table:table-cell table:formula="of:=[.C29]" office:value-type="string" office:string-value="Optimized Render distance:" calcext:value-type="string">
            <text:p>Optimized Render distance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PS improvement when rendering leaves:</text:p>
          </table:table-cell>
          <table:table-cell table:formula="of:=INDIRECT(ADDRESS(ROW([.B31])+1;COLUMN([.B31])))" office:value-type="string" office:string-value="https://www.curseforge.com/minecraft/mc-mods/culllessleaves-reforged" calcext:value-type="string">
            <text:p>https://www.curseforge.com/minecraft/mc-mods/culllessleaves-reforged</text:p>
          </table:table-cell>
          <table:table-cell office:value-type="string" calcext:value-type="string">
            <text:p>CulllessLeaves (Reforged)</text:p>
          </table:table-cell>
          <table:table-cell table:formula="of:=COM.MICROSOFT.CONCAT([.A31];&quot;. [&quot;;[.D31];&quot;](&quot;;[.C31];&quot;)&quot;)" office:value-type="string" office:string-value="11. [CulllessLeaves (Reforged)](https://www.curseforge.com/minecraft/mc-mods/culllessleaves-reforged)" calcext:value-type="string">
            <text:p>11. [CulllessLeaves (Reforged)](https://www.curseforge.com/minecraft/mc-mods/culllessleaves-reforged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culllessleaves-reforged</text:p>
          </table:table-cell>
          <table:table-cell table:formula="of:=INDIRECT(ADDRESS(ROW([.B32])-1;COLUMN([.B32])))" office:value-type="string" office:string-value="FPS improvement when rendering leaves:" calcext:value-type="string">
            <text:p>FPS improvement when rendering leaves:</text:p>
          </table:table-cell>
          <table:table-cell/>
          <table:table-cell table:formula="of:=[.C32]" office:value-type="string" office:string-value="FPS improvement when rendering leaves:" calcext:value-type="string">
            <text:p>FPS improvement when rendering leave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ved render distance:</text:p>
          </table:table-cell>
          <table:table-cell table:formula="of:=INDIRECT(ADDRESS(ROW([.B34])+1;COLUMN([.B34])))" office:value-type="string" office:string-value="https://www.curseforge.com/minecraft/mc-mods/farsight" calcext:value-type="string">
            <text:p>https://www.curseforge.com/minecraft/mc-mods/farsight</text:p>
          </table:table-cell>
          <table:table-cell office:value-type="string" calcext:value-type="string">
            <text:p>Farsight</text:p>
          </table:table-cell>
          <table:table-cell table:formula="of:=COM.MICROSOFT.CONCAT([.A34];&quot;. [&quot;;[.D34];&quot;](&quot;;[.C34];&quot;)&quot;)" office:value-type="string" office:string-value="12. [Farsight](https://www.curseforge.com/minecraft/mc-mods/farsight)" calcext:value-type="string">
            <text:p>12. [Farsight](https://www.curseforge.com/minecraft/mc-mods/farsight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farsight</text:p>
          </table:table-cell>
          <table:table-cell table:formula="of:=INDIRECT(ADDRESS(ROW([.B35])-1;COLUMN([.B35])))" office:value-type="string" office:string-value="Improved render distance:" calcext:value-type="string">
            <text:p>Improved render distance:</text:p>
          </table:table-cell>
          <table:table-cell/>
          <table:table-cell table:formula="of:=[.C35]" office:value-type="string" office:string-value="Improved render distance:" calcext:value-type="string">
            <text:p>Improved render distance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mory leak fix:</text:p>
          </table:table-cell>
          <table:table-cell table:formula="of:=INDIRECT(ADDRESS(ROW([.B37])+1;COLUMN([.B37])))" office:value-type="string" office:string-value="https://www.curseforge.com/minecraft/mc-mods/fix-gpu-memory-leak" calcext:value-type="string">
            <text:p>https://www.curseforge.com/minecraft/mc-mods/fix-gpu-memory-leak</text:p>
          </table:table-cell>
          <table:table-cell office:value-type="string" calcext:value-type="string">
            <text:p>Fix GPU Memory Leak</text:p>
          </table:table-cell>
          <table:table-cell table:formula="of:=COM.MICROSOFT.CONCAT([.A37];&quot;. [&quot;;[.D37];&quot;](&quot;;[.C37];&quot;)&quot;)" office:value-type="string" office:string-value="13. [Fix GPU Memory Leak](https://www.curseforge.com/minecraft/mc-mods/fix-gpu-memory-leak)" calcext:value-type="string">
            <text:p>13. [Fix GPU Memory Leak](https://www.curseforge.com/minecraft/mc-mods/fix-gpu-memory-leak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fix-gpu-memory-leak</text:p>
          </table:table-cell>
          <table:table-cell table:formula="of:=INDIRECT(ADDRESS(ROW([.B38])-1;COLUMN([.B38])))" office:value-type="string" office:string-value="Memory leak fix:" calcext:value-type="string">
            <text:p>Memory leak fix:</text:p>
          </table:table-cell>
          <table:table-cell/>
          <table:table-cell table:formula="of:=[.C38]" office:value-type="string" office:string-value="Memory leak fix:" calcext:value-type="string">
            <text:p>Memory leak fix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ndering improvements:</text:p>
          </table:table-cell>
          <table:table-cell table:formula="of:=INDIRECT(ADDRESS(ROW([.B40])+1;COLUMN([.B40])))" office:value-type="string" office:string-value="https://www.curseforge.com/minecraft/mc-mods/immediatelyfast" calcext:value-type="string">
            <text:p>https://www.curseforge.com/minecraft/mc-mods/immediatelyfast</text:p>
          </table:table-cell>
          <table:table-cell office:value-type="string" calcext:value-type="string">
            <text:p>Immediately Fast</text:p>
          </table:table-cell>
          <table:table-cell table:formula="of:=COM.MICROSOFT.CONCAT([.A40];&quot;. [&quot;;[.D40];&quot;](&quot;;[.C40];&quot;)&quot;)" office:value-type="string" office:string-value="14. [Immediately Fast](https://www.curseforge.com/minecraft/mc-mods/immediatelyfast)" calcext:value-type="string">
            <text:p>14. [Immediately Fast](https://www.curseforge.com/minecraft/mc-mods/immediatelyfast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immediatelyfast</text:p>
          </table:table-cell>
          <table:table-cell table:formula="of:=INDIRECT(ADDRESS(ROW([.B41])-1;COLUMN([.B41])))" office:value-type="string" office:string-value="Rendering improvements:" calcext:value-type="string">
            <text:p>Rendering improvements:</text:p>
          </table:table-cell>
          <table:table-cell/>
          <table:table-cell table:formula="of:=[.C41]" office:value-type="string" office:string-value="Rendering improvements:" calcext:value-type="string">
            <text:p>Rendering improvement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rol over mob spawning in case something goes wrong:</text:p>
          </table:table-cell>
          <table:table-cell table:formula="of:=INDIRECT(ADDRESS(ROW([.B43])+1;COLUMN([.B43])))" office:value-type="string" office:string-value="https://www.curseforge.com/minecraft/mc-mods/in-control" calcext:value-type="string">
            <text:p>https://www.curseforge.com/minecraft/mc-mods/in-control</text:p>
          </table:table-cell>
          <table:table-cell office:value-type="string" calcext:value-type="string">
            <text:p>In Control</text:p>
          </table:table-cell>
          <table:table-cell table:formula="of:=COM.MICROSOFT.CONCAT([.A43];&quot;. [&quot;;[.D43];&quot;](&quot;;[.C43];&quot;)&quot;)" office:value-type="string" office:string-value="15. [In Control](https://www.curseforge.com/minecraft/mc-mods/in-control)" calcext:value-type="string">
            <text:p>15. [In Control](https://www.curseforge.com/minecraft/mc-mods/in-control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in-control</text:p>
          </table:table-cell>
          <table:table-cell table:formula="of:=INDIRECT(ADDRESS(ROW([.B44])-1;COLUMN([.B44])))" office:value-type="string" office:string-value="Control over mob spawning in case something goes wrong:" calcext:value-type="string">
            <text:p>Control over mob spawning in case something goes wrong:</text:p>
          </table:table-cell>
          <table:table-cell/>
          <table:table-cell table:formula="of:=[.C44]" office:value-type="string" office:string-value="Control over mob spawning in case something goes wrong:" calcext:value-type="string">
            <text:p>Control over mob spawning in case something goes wron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tiple optimizations:</text:p>
          </table:table-cell>
          <table:table-cell table:formula="of:=INDIRECT(ADDRESS(ROW([.B46])+1;COLUMN([.B46])))" office:value-type="string" office:string-value="https://www.curseforge.com/minecraft/mc-mods/krypton-reforged" calcext:value-type="string">
            <text:p>https://www.curseforge.com/minecraft/mc-mods/krypton-reforged</text:p>
          </table:table-cell>
          <table:table-cell office:value-type="string" calcext:value-type="string">
            <text:p>Krypton (Reforged)</text:p>
          </table:table-cell>
          <table:table-cell table:formula="of:=COM.MICROSOFT.CONCAT([.A46];&quot;. [&quot;;[.D46];&quot;](&quot;;[.C46];&quot;)&quot;)" office:value-type="string" office:string-value="16. [Krypton (Reforged)](https://www.curseforge.com/minecraft/mc-mods/krypton-reforged)" calcext:value-type="string">
            <text:p>16. [Krypton (Reforged)](https://www.curseforge.com/minecraft/mc-mods/krypton-reforged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krypton-reforged</text:p>
          </table:table-cell>
          <table:table-cell table:formula="of:=INDIRECT(ADDRESS(ROW([.B47])-1;COLUMN([.B47])))" office:value-type="string" office:string-value="Multiple optimizations:" calcext:value-type="string">
            <text:p>Multiple optimizations:</text:p>
          </table:table-cell>
          <table:table-cell/>
          <table:table-cell table:formula="of:=[.C47]" office:value-type="string" office:string-value="Multiple optimizations:" calcext:value-type="string">
            <text:p>Multiple optimization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weak recipes:</text:p>
          </table:table-cell>
          <table:table-cell table:formula="of:=INDIRECT(ADDRESS(ROW([.B49])+1;COLUMN([.B49])))" office:value-type="string" office:string-value="https://www.curseforge.com/minecraft/mc-mods/kubejs" calcext:value-type="string">
            <text:p>https://www.curseforge.com/minecraft/mc-mods/kubejs</text:p>
          </table:table-cell>
          <table:table-cell office:value-type="string" calcext:value-type="string">
            <text:p>KubeJS</text:p>
          </table:table-cell>
          <table:table-cell table:formula="of:=COM.MICROSOFT.CONCAT([.A49];&quot;. [&quot;;[.D49];&quot;](&quot;;[.C49];&quot;)&quot;)" office:value-type="string" office:string-value="17. [KubeJS](https://www.curseforge.com/minecraft/mc-mods/kubejs)" calcext:value-type="string">
            <text:p>17. [KubeJS](https://www.curseforge.com/minecraft/mc-mods/kubejs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kubejs</text:p>
          </table:table-cell>
          <table:table-cell table:formula="of:=INDIRECT(ADDRESS(ROW([.B50])-1;COLUMN([.B50])))" office:value-type="string" office:string-value="Tweak recipes:" calcext:value-type="string">
            <text:p>Tweak recipes:</text:p>
          </table:table-cell>
          <table:table-cell/>
          <table:table-cell table:formula="of:=[.C50]" office:value-type="string" office:string-value="Tweak recipes:" calcext:value-type="string">
            <text:p>Tweak recipe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proved mob despawning:</text:p>
          </table:table-cell>
          <table:table-cell table:formula="of:=INDIRECT(ADDRESS(ROW([.B52])+1;COLUMN([.B52])))" office:value-type="string" office:string-value="https://www.curseforge.com/minecraft/mc-mods/let-me-despawn" calcext:value-type="string">
            <text:p>https://www.curseforge.com/minecraft/mc-mods/let-me-despawn</text:p>
          </table:table-cell>
          <table:table-cell office:value-type="string" calcext:value-type="string">
            <text:p>Let Me Despawn</text:p>
          </table:table-cell>
          <table:table-cell table:formula="of:=COM.MICROSOFT.CONCAT([.A52];&quot;. [&quot;;[.D52];&quot;](&quot;;[.C52];&quot;)&quot;)" office:value-type="string" office:string-value="18. [Let Me Despawn](https://www.curseforge.com/minecraft/mc-mods/let-me-despawn)" calcext:value-type="string">
            <text:p>18. [Let Me Despawn](https://www.curseforge.com/minecraft/mc-mods/let-me-despawn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let-me-despawn</text:p>
          </table:table-cell>
          <table:table-cell table:formula="of:=INDIRECT(ADDRESS(ROW([.B53])-1;COLUMN([.B53])))" office:value-type="string" office:string-value="Improved mob despawning:" calcext:value-type="string">
            <text:p>Improved mob despawning:</text:p>
          </table:table-cell>
          <table:table-cell/>
          <table:table-cell table:formula="of:=[.C53]" office:value-type="string" office:string-value="Improved mob despawning:" calcext:value-type="string">
            <text:p>Improved mob despawnin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rns the player about memory settings:</text:p>
          </table:table-cell>
          <table:table-cell table:formula="of:=INDIRECT(ADDRESS(ROW([.B55])+1;COLUMN([.B55])))" office:value-type="string" office:string-value="https://www.curseforge.com/minecraft/mc-mods/memory-settings" calcext:value-type="string">
            <text:p>https://www.curseforge.com/minecraft/mc-mods/memory-settings</text:p>
          </table:table-cell>
          <table:table-cell office:value-type="string" calcext:value-type="string">
            <text:p>Memory Settings</text:p>
          </table:table-cell>
          <table:table-cell table:formula="of:=COM.MICROSOFT.CONCAT([.A55];&quot;. [&quot;;[.D55];&quot;](&quot;;[.C55];&quot;)&quot;)" office:value-type="string" office:string-value="19. [Memory Settings](https://www.curseforge.com/minecraft/mc-mods/memory-settings)" calcext:value-type="string">
            <text:p>19. [Memory Settings](https://www.curseforge.com/minecraft/mc-mods/memory-settings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memory-settings</text:p>
          </table:table-cell>
          <table:table-cell table:formula="of:=INDIRECT(ADDRESS(ROW([.B56])-1;COLUMN([.B56])))" office:value-type="string" office:string-value="Warns the player about memory settings:" calcext:value-type="string">
            <text:p>Warns the player about memory settings:</text:p>
          </table:table-cell>
          <table:table-cell/>
          <table:table-cell table:formula="of:=[.C56]" office:value-type="string" office:string-value="Warns the player about memory settings:" calcext:value-type="string">
            <text:p>Warns the player about memory setting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 parity for ores, metals, dusts, etc:</text:p>
          </table:table-cell>
          <table:table-cell table:formula="of:=INDIRECT(ADDRESS(ROW([.B58])+1;COLUMN([.B58])))" office:value-type="string" office:string-value="https://www.curseforge.com/minecraft/mc-mods/jaopca" calcext:value-type="string">
            <text:p>https://www.curseforge.com/minecraft/mc-mods/jaopca</text:p>
          </table:table-cell>
          <table:table-cell office:value-type="string" calcext:value-type="string">
            <text:p>JAOPCA</text:p>
          </table:table-cell>
          <table:table-cell table:formula="of:=COM.MICROSOFT.CONCAT([.A58];&quot;. [&quot;;[.D58];&quot;](&quot;;[.C58];&quot;)&quot;)" office:value-type="string" office:string-value="20. [JAOPCA](https://www.curseforge.com/minecraft/mc-mods/jaopca)" calcext:value-type="string">
            <text:p>20. [JAOPCA](https://www.curseforge.com/minecraft/mc-mods/jaopca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jaopca</text:p>
          </table:table-cell>
          <table:table-cell table:formula="of:=INDIRECT(ADDRESS(ROW([.B59])-1;COLUMN([.B59])))" office:value-type="string" office:string-value="Recipe parity for ores, metals, dusts, etc:" calcext:value-type="string">
            <text:p>Recipe parity for ores, metals, dusts, etc:</text:p>
          </table:table-cell>
          <table:table-cell/>
          <table:table-cell table:formula="of:=[.C59]" office:value-type="string" office:string-value="Recipe parity for ores, metals, dusts, etc:" calcext:value-type="string">
            <text:p>Recipe parity for ores, metals, dusts, etc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ther portals are synchronized better:</text:p>
          </table:table-cell>
          <table:table-cell table:formula="of:=INDIRECT(ADDRESS(ROW([.B61])+1;COLUMN([.B61])))" office:value-type="string" office:string-value="https://www.curseforge.com/minecraft/mc-mods/netherportalfix" calcext:value-type="string">
            <text:p>https://www.curseforge.com/minecraft/mc-mods/netherportalfix</text:p>
          </table:table-cell>
          <table:table-cell office:value-type="string" calcext:value-type="string">
            <text:p>NetherPortalFix</text:p>
          </table:table-cell>
          <table:table-cell table:formula="of:=COM.MICROSOFT.CONCAT([.A61];&quot;. [&quot;;[.D61];&quot;](&quot;;[.C61];&quot;)&quot;)" office:value-type="string" office:string-value="21. [NetherPortalFix](https://www.curseforge.com/minecraft/mc-mods/netherportalfix)" calcext:value-type="string">
            <text:p>21. [NetherPortalFix](https://www.curseforge.com/minecraft/mc-mods/netherportalfix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netherportalfix</text:p>
          </table:table-cell>
          <table:table-cell table:formula="of:=INDIRECT(ADDRESS(ROW([.B62])-1;COLUMN([.B62])))" office:value-type="string" office:string-value="Nether portals are synchronized better:" calcext:value-type="string">
            <text:p>Nether portals are synchronized better:</text:p>
          </table:table-cell>
          <table:table-cell/>
          <table:table-cell table:formula="of:=[.C62]" office:value-type="string" office:string-value="Nether portals are synchronized better:" calcext:value-type="string">
            <text:p>Nether portals are synchronized better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timized recipe management:</text:p>
          </table:table-cell>
          <table:table-cell table:formula="of:=INDIRECT(ADDRESS(ROW([.B64])+1;COLUMN([.B64])))" office:value-type="string" office:string-value="https://www.curseforge.com/minecraft/mc-mods/recipe-essentials-forge-fabric" calcext:value-type="string">
            <text:p>https://www.curseforge.com/minecraft/mc-mods/recipe-essentials-forge-fabric</text:p>
          </table:table-cell>
          <table:table-cell office:value-type="string" calcext:value-type="string">
            <text:p>Recipe Essentials</text:p>
          </table:table-cell>
          <table:table-cell table:formula="of:=COM.MICROSOFT.CONCAT([.A64];&quot;. [&quot;;[.D64];&quot;](&quot;;[.C64];&quot;)&quot;)" office:value-type="string" office:string-value="22. [Recipe Essentials](https://www.curseforge.com/minecraft/mc-mods/recipe-essentials-forge-fabric)" calcext:value-type="string">
            <text:p>22. [Recipe Essentials](https://www.curseforge.com/minecraft/mc-mods/recipe-essentials-forge-fabric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recipe-essentials-forge-fabric</text:p>
          </table:table-cell>
          <table:table-cell table:formula="of:=INDIRECT(ADDRESS(ROW([.B65])-1;COLUMN([.B65])))" office:value-type="string" office:string-value="Optimized recipe management:" calcext:value-type="string">
            <text:p>Optimized recipe management:</text:p>
          </table:table-cell>
          <table:table-cell/>
          <table:table-cell table:formula="of:=[.C65]" office:value-type="string" office:string-value="Optimized recipe management:" calcext:value-type="string">
            <text:p>Optimized recipe management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ields don't lag:</text:p>
          </table:table-cell>
          <table:table-cell table:formula="of:=INDIRECT(ADDRESS(ROW([.B67])+1;COLUMN([.B67])))" office:value-type="string" office:string-value="https://www.curseforge.com/minecraft/mc-mods/responsive-shields" calcext:value-type="string">
            <text:p>https://www.curseforge.com/minecraft/mc-mods/responsive-shields</text:p>
          </table:table-cell>
          <table:table-cell office:value-type="string" calcext:value-type="string">
            <text:p>Responsive Shields</text:p>
          </table:table-cell>
          <table:table-cell table:formula="of:=COM.MICROSOFT.CONCAT([.A67];&quot;. [&quot;;[.D67];&quot;](&quot;;[.C67];&quot;)&quot;)" office:value-type="string" office:string-value="23. [Responsive Shields](https://www.curseforge.com/minecraft/mc-mods/responsive-shields)" calcext:value-type="string">
            <text:p>23. [Responsive Shields](https://www.curseforge.com/minecraft/mc-mods/responsive-shields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responsive-shields</text:p>
          </table:table-cell>
          <table:table-cell table:formula="of:=INDIRECT(ADDRESS(ROW([.B68])-1;COLUMN([.B68])))" office:value-type="string" office:string-value="Shields don't lag:" calcext:value-type="string">
            <text:p>Shields don't lag:</text:p>
          </table:table-cell>
          <table:table-cell/>
          <table:table-cell table:formula="of:=[.C68]" office:value-type="string" office:string-value="Shields don't lag:" calcext:value-type="string">
            <text:p>Shields don't la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timized Chunk saving:</text:p>
          </table:table-cell>
          <table:table-cell table:formula="of:=INDIRECT(ADDRESS(ROW([.B70])+1;COLUMN([.B70])))" office:value-type="string" office:string-value="https://www.curseforge.com/minecraft/mc-mods/smooth-chunk-save" calcext:value-type="string">
            <text:p>https://www.curseforge.com/minecraft/mc-mods/smooth-chunk-save</text:p>
          </table:table-cell>
          <table:table-cell office:value-type="string" calcext:value-type="string">
            <text:p>Smooth Chunk Save</text:p>
          </table:table-cell>
          <table:table-cell table:formula="of:=COM.MICROSOFT.CONCAT([.A70];&quot;. [&quot;;[.D70];&quot;](&quot;;[.C70];&quot;)&quot;)" office:value-type="string" office:string-value="24. [Smooth Chunk Save](https://www.curseforge.com/minecraft/mc-mods/smooth-chunk-save)" calcext:value-type="string">
            <text:p>24. [Smooth Chunk Save](https://www.curseforge.com/minecraft/mc-mods/smooth-chunk-save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mooth-chunk-save</text:p>
          </table:table-cell>
          <table:table-cell table:formula="of:=INDIRECT(ADDRESS(ROW([.B71])-1;COLUMN([.B71])))" office:value-type="string" office:string-value="Optimized Chunk saving:" calcext:value-type="string">
            <text:p>Optimized Chunk saving:</text:p>
          </table:table-cell>
          <table:table-cell/>
          <table:table-cell table:formula="of:=[.C71]" office:value-type="string" office:string-value="Optimized Chunk saving:" calcext:value-type="string">
            <text:p>Optimized Chunk savin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e AI improvements:</text:p>
          </table:table-cell>
          <table:table-cell table:formula="of:=INDIRECT(ADDRESS(ROW([.B73])+1;COLUMN([.B73])))" office:value-type="string" office:string-value="https://www.curseforge.com/minecraft/mc-mods/smartbrainlib" calcext:value-type="string">
            <text:p>https://www.curseforge.com/minecraft/mc-mods/smartbrainlib</text:p>
          </table:table-cell>
          <table:table-cell office:value-type="string" calcext:value-type="string">
            <text:p>SmartBrainLib</text:p>
          </table:table-cell>
          <table:table-cell table:formula="of:=COM.MICROSOFT.CONCAT([.A73];&quot;. [&quot;;[.D73];&quot;](&quot;;[.C73];&quot;)&quot;)" office:value-type="string" office:string-value="25. [SmartBrainLib](https://www.curseforge.com/minecraft/mc-mods/smartbrainlib)" calcext:value-type="string">
            <text:p>25. [SmartBrainLib](https://www.curseforge.com/minecraft/mc-mods/smartbrainlib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martbrainlib</text:p>
          </table:table-cell>
          <table:table-cell table:formula="of:=INDIRECT(ADDRESS(ROW([.B74])-1;COLUMN([.B74])))" office:value-type="string" office:string-value="More AI improvements:" calcext:value-type="string">
            <text:p>More AI improvements:</text:p>
          </table:table-cell>
          <table:table-cell/>
          <table:table-cell table:formula="of:=[.C74]" office:value-type="string" office:string-value="More AI improvements:" calcext:value-type="string">
            <text:p>More AI improvement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xes ghost blocks and timeouts.</text:p>
          </table:table-cell>
          <table:table-cell table:formula="of:=INDIRECT(ADDRESS(ROW([.B76])+1;COLUMN([.B76])))" office:value-type="string" office:string-value="https://www.curseforge.com/minecraft/mc-mods/connectivity" calcext:value-type="string">
            <text:p>https://www.curseforge.com/minecraft/mc-mods/connectivity</text:p>
          </table:table-cell>
          <table:table-cell office:value-type="string" calcext:value-type="string">
            <text:p>Connectivitiy</text:p>
          </table:table-cell>
          <table:table-cell table:formula="of:=COM.MICROSOFT.CONCAT([.A76];&quot;. [&quot;;[.D76];&quot;](&quot;;[.C76];&quot;)&quot;)" office:value-type="string" office:string-value="26. [Connectivitiy](https://www.curseforge.com/minecraft/mc-mods/connectivity)" calcext:value-type="string">
            <text:p>26. [Connectivitiy](https://www.curseforge.com/minecraft/mc-mods/connectivity)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curseforge.com/minecraft/mc-mods/connectivity" xlink:type="simple">https://www.curseforge.com/minecraft/mc-mods/connectivity</text:a></text:p>
          </table:table-cell>
          <table:table-cell table:formula="of:=INDIRECT(ADDRESS(ROW([.B77])-1;COLUMN([.B77])))" office:value-type="string" office:string-value="Fixes ghost blocks and timeouts." calcext:value-type="string">
            <text:p>Fixes ghost blocks and timeouts.</text:p>
          </table:table-cell>
          <table:table-cell/>
          <table:table-cell table:style-name="ce3" table:formula="of:=[.C77]" office:value-type="string" office:string-value="Fixes ghost blocks and timeouts." calcext:value-type="string">
            <text:p>Fixes ghost blocks and timeout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re distribution profiling command for JER:</text:p>
          </table:table-cell>
          <table:table-cell table:formula="of:=INDIRECT(ADDRESS(ROW([.B79])+1;COLUMN([.B79])))" office:value-type="string" office:string-value="https://www.curseforge.com/minecraft/mc-mods/just-enough-resources-profiler-jeargh" calcext:value-type="string">
            <text:p>https://www.curseforge.com/minecraft/mc-mods/just-enough-resources-profiler-jeargh</text:p>
          </table:table-cell>
          <table:table-cell office:value-type="string" calcext:value-type="string">
            <text:p>JER Profiler</text:p>
          </table:table-cell>
          <table:table-cell table:formula="of:=COM.MICROSOFT.CONCAT([.A79];&quot;. [&quot;;[.D79];&quot;](&quot;;[.C79];&quot;)&quot;)" office:value-type="string" office:string-value="27. [JER Profiler](https://www.curseforge.com/minecraft/mc-mods/just-enough-resources-profiler-jeargh)" calcext:value-type="string">
            <text:p>27. [JER Profiler](https://www.curseforge.com/minecraft/mc-mods/just-enough-resources-profiler-jeargh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just-enough-resources-profiler-jeargh</text:p>
          </table:table-cell>
          <table:table-cell table:formula="of:=INDIRECT(ADDRESS(ROW([.B80])-1;COLUMN([.B80])))" office:value-type="string" office:string-value="Ore distribution profiling command for JER:" calcext:value-type="string">
            <text:p>Ore distribution profiling command for JER:</text:p>
          </table:table-cell>
          <table:table-cell/>
          <table:table-cell table:formula="of:=[.C80]" office:value-type="string" office:string-value="Ore distribution profiling command for JER:" calcext:value-type="string">
            <text:p>Ore distribution profiling command for JER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moves an annoying settings popup:</text:p>
          </table:table-cell>
          <table:table-cell table:formula="of:=INDIRECT(ADDRESS(ROW([.B82])+1;COLUMN([.B82])))" office:value-type="string" office:string-value="https://www.curseforge.com/minecraft/mc-mods/yeetusexperimentus" calcext:value-type="string">
            <text:p>https://www.curseforge.com/minecraft/mc-mods/yeetusexperimentus</text:p>
          </table:table-cell>
          <table:table-cell office:value-type="string" calcext:value-type="string">
            <text:p>YeetusExperimentus</text:p>
          </table:table-cell>
          <table:table-cell table:formula="of:=COM.MICROSOFT.CONCAT([.A82];&quot;. [&quot;;[.D82];&quot;](&quot;;[.C82];&quot;)&quot;)" office:value-type="string" office:string-value="28. [YeetusExperimentus](https://www.curseforge.com/minecraft/mc-mods/yeetusexperimentus)" calcext:value-type="string">
            <text:p>28. [YeetusExperimentus](https://www.curseforge.com/minecraft/mc-mods/yeetusexperimentus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yeetusexperimentus</text:p>
          </table:table-cell>
          <table:table-cell table:formula="of:=INDIRECT(ADDRESS(ROW([.B83])-1;COLUMN([.B83])))" office:value-type="string" office:string-value="Removes an annoying settings popup:" calcext:value-type="string">
            <text:p>Removes an annoying settings popup:</text:p>
          </table:table-cell>
          <table:table-cell/>
          <table:table-cell table:formula="of:=[.C83]" office:value-type="string" office:string-value="Removes an annoying settings popup:" calcext:value-type="string">
            <text:p>Removes an annoying settings popup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moother and faster game loading:</text:p>
          </table:table-cell>
          <table:table-cell table:formula="of:=INDIRECT(ADDRESS(ROW([.B85])+1;COLUMN([.B85])))" office:value-type="string" office:string-value="https://www.curseforge.com/minecraft/mc-mods/smooth-boot-reloaded" calcext:value-type="string">
            <text:p>https://www.curseforge.com/minecraft/mc-mods/smooth-boot-reloaded</text:p>
          </table:table-cell>
          <table:table-cell office:value-type="string" calcext:value-type="string">
            <text:p>Smooth Boot Reloaded</text:p>
          </table:table-cell>
          <table:table-cell table:formula="of:=COM.MICROSOFT.CONCAT([.A85];&quot;. [&quot;;[.D85];&quot;](&quot;;[.C85];&quot;)&quot;)" office:value-type="string" office:string-value="29. [Smooth Boot Reloaded](https://www.curseforge.com/minecraft/mc-mods/smooth-boot-reloaded)" calcext:value-type="string">
            <text:p>29. [Smooth Boot Reloaded](https://www.curseforge.com/minecraft/mc-mods/smooth-boot-reloaded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mooth-boot-reloaded</text:p>
          </table:table-cell>
          <table:table-cell table:formula="of:=INDIRECT(ADDRESS(ROW([.B86])-1;COLUMN([.B86])))" office:value-type="string" office:string-value="Smoother and faster game loading:" calcext:value-type="string">
            <text:p>Smoother and faster game loading:</text:p>
          </table:table-cell>
          <table:table-cell/>
          <table:table-cell table:formula="of:=[.C86]" office:value-type="string" office:string-value="Smoother and faster game loading:" calcext:value-type="string">
            <text:p>Smoother and faster game loadin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timized memory usage:</text:p>
          </table:table-cell>
          <table:table-cell table:formula="of:=INDIRECT(ADDRESS(ROW([.B88])+1;COLUMN([.B88])))" office:value-type="string" office:string-value="https://www.curseforge.com/minecraft/mc-mods/saturn" calcext:value-type="string">
            <text:p>https://www.curseforge.com/minecraft/mc-mods/saturn</text:p>
          </table:table-cell>
          <table:table-cell office:value-type="string" calcext:value-type="string">
            <text:p>Saturn</text:p>
          </table:table-cell>
          <table:table-cell table:formula="of:=COM.MICROSOFT.CONCAT([.A88];&quot;. [&quot;;[.D88];&quot;](&quot;;[.C88];&quot;)&quot;)" office:value-type="string" office:string-value="30. [Saturn](https://www.curseforge.com/minecraft/mc-mods/saturn)" calcext:value-type="string">
            <text:p>30. [Saturn](https://www.curseforge.com/minecraft/mc-mods/saturn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aturn</text:p>
          </table:table-cell>
          <table:table-cell table:formula="of:=INDIRECT(ADDRESS(ROW([.B89])-1;COLUMN([.B89])))" office:value-type="string" office:string-value="Optimized memory usage:" calcext:value-type="string">
            <text:p>Optimized memory usage:</text:p>
          </table:table-cell>
          <table:table-cell/>
          <table:table-cell table:formula="of:=[.C89]" office:value-type="string" office:string-value="Optimized memory usage:" calcext:value-type="string">
            <text:p>Optimized memory usage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filer to detect sources of lag:</text:p>
          </table:table-cell>
          <table:table-cell table:formula="of:=INDIRECT(ADDRESS(ROW([.B91])+1;COLUMN([.B91])))" office:value-type="string" office:string-value="https://www.curseforge.com/minecraft/mc-mods/spark" calcext:value-type="string">
            <text:p>https://www.curseforge.com/minecraft/mc-mods/spark</text:p>
          </table:table-cell>
          <table:table-cell office:value-type="string" calcext:value-type="string">
            <text:p>Spark</text:p>
          </table:table-cell>
          <table:table-cell table:formula="of:=COM.MICROSOFT.CONCAT([.A91];&quot;. [&quot;;[.D91];&quot;](&quot;;[.C91];&quot;)&quot;)" office:value-type="string" office:string-value="31. [Spark](https://www.curseforge.com/minecraft/mc-mods/spark)" calcext:value-type="string">
            <text:p>31. [Spark](https://www.curseforge.com/minecraft/mc-mods/spark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park</text:p>
          </table:table-cell>
          <table:table-cell table:formula="of:=INDIRECT(ADDRESS(ROW([.B92])-1;COLUMN([.B92])))" office:value-type="string" office:string-value="Profiler to detect sources of lag:" calcext:value-type="string">
            <text:p>Profiler to detect sources of lag:</text:p>
          </table:table-cell>
          <table:table-cell/>
          <table:table-cell table:formula="of:=[.C92]" office:value-type="string" office:string-value="Profiler to detect sources of lag:" calcext:value-type="string">
            <text:p>Profiler to detect sources of lag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rewrite of Minecraft's lighting engine:</text:p>
          </table:table-cell>
          <table:table-cell table:formula="of:=INDIRECT(ADDRESS(ROW([.B94])+1;COLUMN([.B94])))" office:value-type="string" office:string-value="https://www.curseforge.com/minecraft/mc-mods/starlight-forge" calcext:value-type="string">
            <text:p>https://www.curseforge.com/minecraft/mc-mods/starlight-forge</text:p>
          </table:table-cell>
          <table:table-cell office:value-type="string" calcext:value-type="string">
            <text:p>Starlight</text:p>
          </table:table-cell>
          <table:table-cell table:formula="of:=COM.MICROSOFT.CONCAT([.A94];&quot;. [&quot;;[.D94];&quot;](&quot;;[.C94];&quot;)&quot;)" office:value-type="string" office:string-value="32. [Starlight](https://www.curseforge.com/minecraft/mc-mods/starlight-forge)" calcext:value-type="string">
            <text:p>32. [Starlight](https://www.curseforge.com/minecraft/mc-mods/starlight-forge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starlight-forge</text:p>
          </table:table-cell>
          <table:table-cell table:formula="of:=INDIRECT(ADDRESS(ROW([.B95])-1;COLUMN([.B95])))" office:value-type="string" office:string-value="A rewrite of Minecraft's lighting engine:" calcext:value-type="string">
            <text:p>A rewrite of Minecraft's lighting engine:</text:p>
          </table:table-cell>
          <table:table-cell/>
          <table:table-cell table:formula="of:=[.C95]" office:value-type="string" office:string-value="A rewrite of Minecraft's lighting engine:" calcext:value-type="string">
            <text:p>A rewrite of Minecraft's lighting engine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proves redstone calculations:</text:p>
          </table:table-cell>
          <table:table-cell table:formula="of:=INDIRECT(ADDRESS(ROW([.B97])+1;COLUMN([.B97])))" office:value-type="string" office:string-value="https://www.curseforge.com/minecraft/mc-mods/alternate-current" calcext:value-type="string">
            <text:p>https://www.curseforge.com/minecraft/mc-mods/alternate-current</text:p>
          </table:table-cell>
          <table:table-cell office:value-type="string" calcext:value-type="string">
            <text:p>Alternate Current</text:p>
          </table:table-cell>
          <table:table-cell table:formula="of:=COM.MICROSOFT.CONCAT([.A97];&quot;. [&quot;;[.D97];&quot;](&quot;;[.C97];&quot;)&quot;)" office:value-type="string" office:string-value="33. [Alternate Current](https://www.curseforge.com/minecraft/mc-mods/alternate-current)" calcext:value-type="string">
            <text:p>33. [Alternate Current](https://www.curseforge.com/minecraft/mc-mods/alternate-current)</text:p>
          </table:table-cell>
        </table:table-row>
        <table:table-row table:style-name="ro1">
          <table:table-cell/>
          <table:table-cell office:value-type="string" calcext:value-type="string">
            <text:p>https://www.curseforge.com/minecraft/mc-mods/alternate-current</text:p>
          </table:table-cell>
          <table:table-cell table:formula="of:=INDIRECT(ADDRESS(ROW([.B98])-1;COLUMN([.B98])))" office:value-type="string" office:string-value="Improves redstone calculations:" calcext:value-type="string">
            <text:p>Improves redstone calculations:</text:p>
          </table:table-cell>
          <table:table-cell/>
          <table:table-cell table:formula="of:=[.C98]" office:value-type="string" office:string-value="Improves redstone calculations:" calcext:value-type="string">
            <text:p>Improves redstone calculations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COM.MICROSOFT.CONCAT([.A100];&quot;. [&quot;;[.D100];&quot;](&quot;;[.C100];&quot;)&quot;)" office:value-type="string" office:string-value="34. []()" calcext:value-type="string">
            <text:p>34. []()</text:p>
          </table:table-cell>
        </table:table-row>
        <table:table-row table:style-name="ro1">
          <table:table-cell table:number-columns-repeated="4"/>
          <table:table-cell table:style-name="ce3" table:formula="of:=[.C101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formula="of:=SUM([.B104:.B115])" office:value-type="float" office:value="208" calcext:value-type="float">
            <text:p>20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1:57:36.766728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55:32.820495551</meta:creation-date>
    <dc:date>2024-06-20T13:18:49.863099206</dc:date>
    <meta:editing-duration>PT1H36M22S</meta:editing-duration>
    <meta:editing-cycles>5</meta:editing-cycles>
    <meta:generator>LibreOffice/24.2.3.2$MacOSX_AARCH64 LibreOffice_project/433d9c2ded56988e8a90e6b2e771ee4e6a5ab2ba</meta:generator>
    <meta:document-statistic meta:table-count="1" meta:cell-count="280" meta:object-count="0"/>
  </office:meta>
</office:document-meta>
</file>